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5" style:parent-style-name="Graphics">
      <style:graphic-properties draw:fill="none" draw:stroke="non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custom-shape svg:x="3.4in" svg:y="1.52in" svg:width="3.78in" svg:height="3.83833in" draw:id="id63" draw:style-name="a338" draw:name="Flussdiagramm: Alternativer Prozess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ustom-shape svg:x="2.13049in" svg:y="3.11376in" svg:width="1.95417in" svg:height="0.69721in" draw:id="id64" draw:style-name="a341" draw:name="Pfeil: Fünfeck 4">
          <svg:title/>
          <svg:desc/>
          <text:p text:style-name="a340" text:class-names="" text:cond-style-name=""><text:span text:style-name="a339" text:class-names="">Datensatz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6065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frame draw:id="id65" draw:style-name="a344" draw:name="Textfeld 7" svg:x="3.62262in" svg:y="1.75872in" svg:width="3.33476in" svg:height="0.50488in">
          <draw:text-box>
            <text:p text:style-name="a343" text:class-names="" text:cond-style-name=""><text:span text:style-name="a342" text:class-names="">maschinelles Lernen</text:span></text:p>
          </draw:text-box>
          <svg:title/>
          <svg:desc/>
        </draw:frame>
        <draw:frame draw:id="id66" draw:style-name="a345" draw:name="Grafik 12" svg:x="4.50948in" svg:y="2.65325in" svg:width="1.56656in" svg:height="1.56656in" style:rel-width="scale" style:rel-height="scale">
          <draw:image xlink:href="media/image1.png" xlink:type="simple" xlink:show="embed" xlink:actuate="onLoad"/>
          <svg:title/>
          <svg:desc/>
        </draw:frame>
        <draw:frame draw:id="id67" draw:style-name="a348" draw:name="Textfeld 21" svg:x="4.27in" svg:y="4.44721in" svg:width="2.04in" svg:height="0.40391in">
          <draw:text-box>
            <text:p text:style-name="a347" text:class-names="" text:cond-style-name=""><text:span text:style-name="a346" text:class-names="">Lernalgorithmen</text:span></text:p>
          </draw:text-box>
          <svg:title/>
          <svg:desc/>
        </draw:frame>
        <draw:frame draw:id="id68" draw:style-name="a352" draw:name="Textfeld 18" svg:x="6.94531in" svg:y="3.18471in" svg:width="1.1274in" svg:height="0.40391in">
          <draw:text-box>
            <text:p text:style-name="a351" text:class-names="" text:cond-style-name=""><text:span text:style-name="a349" text:class-names="">Modell</text:span><text:span text:style-name="a350" text:class-names=""/></text:p>
          </draw:text-box>
          <svg:title/>
          <svg:desc/>
        </draw:frame>
        <draw:custom-shape svg:x="6.52292in" svg:y="3.11376in" svg:width="1.95417in" svg:height="0.69721in" draw:id="id69" draw:style-name="a355" draw:name="Pfeil: Fünfeck 30">
          <svg:title/>
          <svg:desc/>
          <text:p text:style-name="a354" text:class-names="" text:cond-style-name=""><text:span text:style-name="a353" text:class-names="">Model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6065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8.67692in" svg:y="2.66003in" svg:width="2.93462in" svg:height="1.75227in" draw:id="id70" draw:style-name="a358" draw:name="Flussdiagramm: Alternativer Prozess 3">
          <svg:title/>
          <svg:desc/>
          <text:p text:style-name="a357" text:class-names="" text:cond-style-name=""><text:span text:style-name="a3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frame draw:id="id71" draw:style-name="a361" draw:name="Textfeld 14" svg:x="8.98933in" svg:y="3.15691in" svg:width="2.6222in" svg:height="0.70684in">
          <draw:text-box>
            <text:p text:style-name="a360" text:class-names="" text:cond-style-name=""><text:span text:style-name="a359" text:class-names="">Anwendung auf unbekannten Daten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.02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5.02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.02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5.02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5.02.20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5.02.20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5.02.20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5.02.20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5.02.20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5.02.20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5.02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5.02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nuel.Dorer@bwedu.de</meta:initial-creator>
    <dc:creator>Manuel.Dorer@bwedu.de</dc:creator>
    <meta:creation-date>2021-02-25T14:02:31Z</meta:creation-date>
    <dc:date>2021-02-25T15:16:55Z</dc:date>
    <meta:editing-cycles>1</meta:editing-cycles>
    <meta:editing-duration>PT0S</meta:editing-duration>
    <meta:document-statistic meta:paragraph-count="6" meta:word-count="10"/>
  </office:meta>
</office:document-meta>
</file>